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</text:p>
      <text:p text:style-name="P2"/>
      <text:p text:style-name="P2">&lt;a&gt;</text:p>
      <text:p text:style-name="P3">définit un lien</text:p>
      <text:p text:style-name="P3"/>
      <text:p text:style-name="P3">attributs :</text:p>
      <text:p text:style-name="P3">download : nomTelechargement :string doit être de la même orgine|pas de « file : »</text:p>
      <text:p text:style-name="P3">href : url(mailto,file,ftp)</text:p>
      <text:p text:style-name="P3">hreflang : languageCode</text:p>
      <text:p text:style-name="P3">ping:urls envoie des requetes POST contenant PING aux urls</text:p>
      <text:p text:style-name="P4">exp : <text:span text:style-name="T1">referrerpolicy : 'no-referrer'|'no-referrer-when-downgrade'|'origin'|'origin-when-cross-origin'|'strict-origin-when-cross-origin'|'unsafe-url'</text:span></text:p>
      <text:p text:style-name="P4"><text:span text:style-name="T1">rel :typeLien</text:span></text:p>
      <text:p text:style-name="P4"><text:span text:style-name="T1">target :_self,_blank,_parent,_top</text:span></text:p>
      <text:p text:style-name="P4"><text:span text:style-name="T1">type:MIME ty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9-10-12T16:25:20.02</meta:creation-date>
    <dc:date>2019-10-12T16:35:50.12</dc:date>
    <dc:creator>bastien </dc:creator>
    <meta:editing-duration>PT10M30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1" meta:paragraph-count="12" meta:word-count="48" meta:character-count="431"/>
  </office:meta>
</office:document-meta>
</file>